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Bold" svg:font-family="'Times New Roman 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text-properties style:font-name="Times New Roman Bold" fo:font-weight="bold" style:font-weight-asian="bold" style:font-name-complex="Times New Roman 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ckoo’s Nest – Adderbury Stick</text:p>
      <text:p text:style-name="Standard"/>
      <text:p text:style-name="Standard">Figures and basis stepping are standard Adderbury. Refer to Radford or other reference for descriptions of the figures and stepping. </text:p>
      <text:p text:style-name="Standard"/>
      <text:p text:style-name="Standard">Figures are FU,XTops, XBottoms, Hey as in Radford. <text:s/>Dance not listed in Bacon for ADD.</text:p>
      <text:p text:style-name="Standard"/>
      <text:p text:style-name="Standard">Chorus:</text:p>
      <text:p text:style-name="Standard"/>
      <text:p text:style-name="Standard">Beat 1: Apprentices turn and present their sticks over their heads and behind their backs (as in high backs for Lads a Bunchum). </text:p>
      <text:p text:style-name="Standard">Beat 2: Masters strike the apprentices’ sticks with a chopping motion</text:p>
      <text:p text:style-name="Standard">Beat 3: Master turn and present their sticks</text:p>
      <text:p text:style-name="Standard">Beat 4: Apprentices strike the masters’ sticks with a chopping motion</text:p>
      <text:p text:style-name="Standard">Beats 5 – 8: four clashes across with your partner, facing in to the center of the set. Begin with apprentice presenting and master hitting. Alternate who presents and who strikes. Form “plus signs” rather than “multiplication signs” while presenting and striking. </text:p>
      <text:p text:style-name="Standard">Half hey to a line, meeting partners’ R shoulders.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Bold" svg:font-family="'Times New Roman 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Netter</meta:initial-creator>
    <meta:creation-date>2017-04-06T18:09:28.98</meta:creation-date>
    <meta:document-statistic meta:table-count="0" meta:image-count="0" meta:object-count="0" meta:page-count="1" meta:paragraph-count="10" meta:word-count="145" meta:character-count="884"/>
    <dc:date>2017-04-06T18:09:57.52</dc:date>
    <dc:creator>Christopher Netter</dc:creator>
    <meta:editing-duration>PT28S</meta:editing-duration>
    <meta:editing-cycles>1</meta:editing-cycles>
    <meta:generator>OpenOffice/4.1.1$Win32 OpenOffice.org_project/411m6$Build-9775</meta:generator>
  </office:meta>
</office:document-meta>
</file>